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3.75pt"/>
    </style:style>
    <style:style style:name="co2" style:family="table-column">
      <style:table-column-properties fo:break-before="auto" style:column-width="85.49pt"/>
    </style:style>
    <style:style style:name="co3" style:family="table-column">
      <style:table-column-properties fo:break-before="auto" style:column-width="141.76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38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8.3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3.2pt" fo:break-before="auto" style:use-optimal-row-height="true"/>
    </style:style>
    <style:style style:name="ro5" style:family="table-row">
      <style:table-row-properties style:row-height="20.41pt" fo:break-before="auto" style:use-optimal-row-height="true"/>
    </style:style>
    <style:style style:name="ro6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 style:data-style-name="N125">
      <style:table-cell-properties style:rotation-align="non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16"/>
        <table:table-column table:style-name="co4" table:number-columns-repeated="101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oltage</text:p>
          </table:table-cell>
          <table:table-cell/>
          <table:table-cell table:style-name="ce5" office:value-type="string" calcext:value-type="string">
            <text:p>Unit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 calcext:value-type="string">
            <text:p>Power Consumed by the node</text:p>
          </table:table-cell>
          <table:table-cell table:style-name="ce5" office:value-type="string" calcext:value-type="string">
            <text:p>Volt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et</text:p>
          </table:table-cell>
          <table:table-cell table:style-name="ce15"/>
          <table:table-cell table:style-name="ce5" table:number-columns-repeated="1017"/>
        </table:table-row>
        <table:table-row table:style-name="ro2">
          <table:table-cell/>
          <table:table-cell table:style-name="ce6" office:value-type="string" calcext:value-type="string">
            <text:p>(PSU efficiency)</text:p>
          </table:table-cell>
          <table:table-cell table:style-name="ce5" office:value-type="string" calcext:value-type="string">
            <text:p>Amps</text:p>
          </table:table-cell>
          <table:table-cell table:style-name="ce5" office:value-type="string" calcext:value-type="string">
            <text:p>Watts</text:p>
          </table:table-cell>
          <table:table-cell/>
          <table:table-cell table:style-name="ce5" office:value-type="string" calcext:value-type="string">
            <text:p>Watts</text:p>
          </table:table-cell>
          <table:table-cell table:style-name="ce15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End Modules (FEM)</text:p>
          </table:table-cell>
          <table:table-cell office:value-type="float" office:value="5" calcext:value-type="float">
            <text:p>5</text:p>
          </table:table-cell>
          <table:table-cell table:formula="of:=2.34/(2*6)" office:value-type="float" office:value="0.195" calcext:value-type="float">
            <text:p>0.195</text:p>
          </table:table-cell>
          <table:table-cell table:formula="of:=[.B6]*[.C6]" office:value-type="float" office:value="0.975" calcext:value-type="float">
            <text:p>0.975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11.7" calcext:value-type="float">
            <text:p>11.7</text:p>
          </table:table-cell>
          <table:table-cell office:value-type="string" calcext:value-type="string">
            <text:p>The FEM heat is NOT dissipated inside the Node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 Amplificer Modules (PAM) : External to Node Enclosure</text:p>
          </table:table-cell>
          <table:table-cell office:value-type="float" office:value="5" calcext:value-type="float">
            <text:p>5</text:p>
          </table:table-cell>
          <table:table-cell table:formula="of:=5.67/(2*6)" office:value-type="float" office:value="0.4725" calcext:value-type="float">
            <text:p>0.4725</text:p>
          </table:table-cell>
          <table:table-cell table:formula="of:=[.B7]*[.C7]" office:value-type="float" office:value="2.3625" calcext:value-type="float">
            <text:p>2.3625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28.35" calcext:value-type="float">
            <text:p>28.3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8]-1)*[.F6]"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14.3" calcext:value-type="float">
            <text:p>14.3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9]-1)*[.F7]" office:value-type="float" office:value="34.65" calcext:value-type="float">
            <text:p>34.65</text:p>
          </table:table-cell>
          <table:table-cell office:value-type="float" office:value="1" calcext:value-type="float">
            <text:p>1</text:p>
          </table:table-cell>
          <table:table-cell table:formula="of:=[.E9]*[.D9]" office:value-type="float" office:value="34.65" calcext:value-type="float">
            <text:p>34.65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M marg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Pv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E11]*[.D11]" office:value-type="float" office:value="96" calcext:value-type="float">
            <text:p>96</text:p>
          </table:table-cell>
          <table:table-cell office:value-type="string" calcext:value-type="string">
            <text:p>1.6Amp is a measured values; use 2A for mar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Rabbi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formula="of:=[.B12]*[.C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2]*[.D12]" office:value-type="float" office:value="8" calcext:value-type="float">
            <text:p>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eaglebo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float" office:value="10" calcext:value-type="float">
            <text:p>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table:formula="of:=(1/[.B14]-1)*[.F1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E14]*[.D14]" office:value-type="float" office:value="24" calcext:value-type="float">
            <text:p>24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4" table:formula="of:=(1/[.B15]-1)*([.F12]+[.F13])" office:value-type="float" office:value="4.5" calcext:value-type="float">
            <text:p>4.5</text:p>
          </table:table-cell>
          <table:table-cell table:style-name="ce7" office:value-type="float" office:value="1" calcext:value-type="float">
            <text:p>1.00</text:p>
          </table:table-cell>
          <table:table-cell table:formula="of:=[.E15]*[.D15]" office:value-type="float" office:value="4.5" calcext:value-type="float">
            <text:p>4.5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face Logic and Monitor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6]*[.D16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string" calcext:value-type="string">
            <text:p>Externally mounted centrifugal fan</text:p>
          </table:table-cell>
          <table:table-cell office:value-type="float" office:value="230" calcext:value-type="float">
            <text:p>230</text:p>
          </table:table-cell>
          <table:table-cell office:value-type="float" office:value="0.32" calcext:value-type="float">
            <text:p>0.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6" calcext:value-type="float">
            <text:p>66</text:p>
          </table:table-cell>
          <table:table-cell office:value-type="string" calcext:value-type="string">
            <text:p>The Fan heat is NOT dissipated inside the Node Enclosure. <text:s/>Operating point on curve is 0.32A 66W. <text:s/>The fan is rate for 0.36A and 90W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6:.F18])" office:value-type="float" office:value="312.5" calcext:value-type="float">
            <text:p>312.5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5">
          <table:table-cell table:style-name="ce3" office:value-type="string" calcext:value-type="string">
            <text:p>Power dissipated inside the Node Enclosure</text:p>
          </table:table-cell>
          <table:table-cell table:style-name="ce3" table:number-columns-repeated="4"/>
          <table:table-cell table:style-name="ce3" table:formula="of:=[.F19]-[.F6]-[.F17]" office:value-type="float" office:value="234.8" calcext:value-type="float">
            <text:p>234.8</text:p>
          </table:table-cell>
          <table:table-cell table:style-name="ce17"/>
          <table:table-cell table:style-name="ce3" table:number-columns-repeated="1017"/>
        </table:table-row>
        <table:table-row table:style-name="ro5">
          <table:table-cell table:style-name="ce3" office:value-type="string" calcext:value-type="string">
            <text:p>Power dissipated at the feeds</text:p>
          </table:table-cell>
          <table:table-cell table:style-name="ce3" table:number-columns-repeated="4"/>
          <table:table-cell table:style-name="ce3" table:formula="of:=[.F6]" office:value-type="float" office:value="11.7" calcext:value-type="float">
            <text:p>11.7</text:p>
          </table:table-cell>
          <table:table-cell table:style-name="ce17"/>
          <table:table-cell table:style-name="ce3" table:number-columns-repeated="1017"/>
        </table:table-row>
        <table:table-row table:style-name="ro6">
          <table:table-cell table:style-name="ce3" office:value-type="string" calcext:value-type="string">
            <text:p>Power dissipated at the centrifugal fan</text:p>
          </table:table-cell>
          <table:table-cell table:style-name="ce3" table:number-columns-repeated="4"/>
          <table:table-cell table:style-name="ce3" table:formula="of:=[.F17]" office:value-type="float" office:value="66" calcext:value-type="float">
            <text:p>66</text:p>
          </table:table-cell>
          <table:table-cell office:value-type="string" calcext:value-type="string">
            <text:p>This heat will be handled by long run of buried ducting between the centrifugal fan and the Node Enclosure</text:p>
          </table:table-cell>
          <table:table-cell table:number-columns-repeated="1017"/>
        </table:table-row>
        <table:table-row table:style-name="ro5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input VAC voltage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Input VAC currents (nominal operating mode)</text:p>
          </table:table-cell>
          <table:table-cell office:value-type="string" calcext:value-type="string">
            <text:p>power factor</text:p>
          </table:table-cell>
          <table:table-cell table:style-name="ce11" office:value-type="string" calcext:value-type="string">
            <text:p>VAC input Amp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6]+[.F8])/([.$B$26]*[.B29])" office:value-type="float" office:value="0.173913043478261" calcext:value-type="float">
            <text:p>0.174</text:p>
          </table:table-cell>
          <table:table-cell table:number-columns-repeated="3"/>
          <table:table-cell table:style-name="ce1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7]+[.F9])/([.$B$26]*[.B30])" office:value-type="float" office:value="0.421404682274248" calcext:value-type="float">
            <text:p>0.421</text:p>
          </table:table-cell>
          <table:table-cell table:number-columns-repeated="3"/>
          <table:table-cell table:style-name="ce1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1]+[.F14])/([.$B$26]*[.B31])" office:value-type="float" office:value="0.561009817671809" calcext:value-type="float">
            <text:p>0.561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2]+[.F13]+[.F15]+[.F16])/([.$B$26]*[.B32])" office:value-type="float" office:value="0.128564749883123" calcext:value-type="float">
            <text:p>0.129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style-name="ce7" table:formula="of:=66/([.B17]*[.C17])" office:value-type="float" office:value="0.896739130434782" calcext:value-type="float">
            <text:p>0.90</text:p>
          </table:table-cell>
          <table:table-cell table:style-name="ce12" table:formula="of:=([.F17])/([.$B$26]*[.B33])" office:value-type="float" office:value="0.32" calcext:value-type="float">
            <text:p>0.320</text:p>
          </table:table-cell>
          <table:table-cell table:number-columns-repeated="3"/>
          <table:table-cell office:value-type="string" calcext:value-type="string">
            <text:p>(assuming fan is at operating point 2 (see datasheet)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5">
          <table:table-cell table:style-name="ce3" office:value-type="string" calcext:value-type="string">
            <text:p>VAC current input to the Node Enclosure</text:p>
          </table:table-cell>
          <table:table-cell/>
          <table:table-cell table:style-name="ce13" table:formula="of:=SUM([.C29:.C32])" office:value-type="float" office:value="1.28489229330744" calcext:value-type="float">
            <text:p>1.285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5">
          <table:table-cell table:style-name="ce3" office:value-type="string" calcext:value-type="string">
            <text:p>VAC current input to the Node (Total)</text:p>
          </table:table-cell>
          <table:table-cell/>
          <table:table-cell table:style-name="ce13" table:formula="of:=SUM([.C33];[.C35])" office:value-type="float" office:value="1.60489229330744" calcext:value-type="float">
            <text:p>1.605</text:p>
          </table:table-cell>
          <table:table-cell table:number-columns-repeated="3"/>
          <table:table-cell office:value-type="string" calcext:value-type="string">
            <text:p>Includes current for external centrifugal fa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Inrush Input VAC current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hen the Node Enlcosure is "turned on" only the +5V supply turns on.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Then if the internal computer decides everything is ok then it will turn on the other VAC consumers <text:s/>and it can do this 1consumer at a time.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ir Flo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Flow</text:p>
          </table:table-cell>
          <table:table-cell table:style-name="ce8" table:formula="of:=[.B49]*POWER(0.3048;3)" office:value-type="float" office:value="3.001585738752" calcext:value-type="float">
            <text:p>3.002</text:p>
          </table:table-cell>
          <table:table-cell office:value-type="string" calcext:value-type="string">
            <text:p>Cubic meters per min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Diamet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Wall thick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pe Area Interior </text:p>
          </table:table-cell>
          <table:table-cell table:style-name="ce9" table:formula="of:=POWER(([.B51]-2*[.B52])/2;2)*PI()" office:value-type="float" office:value="8494.8665353068" calcext:value-type="float">
            <text:p>8495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Area Exterior</text:p>
          </table:table-cell>
          <table:table-cell table:style-name="ce9" table:formula="of:=POWER([.B51]/2;2)*PI()" office:value-type="float" office:value="9503.31777710912" calcext:value-type="float">
            <text:p>9503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Speed</text:p>
          </table:table-cell>
          <table:table-cell table:formula="of:=[.B50]/([.B54]/POWER(1000;2))" office:value-type="float" office:value="353.341129760739" calcext:value-type="float">
            <text:p>353.3411297607</text:p>
          </table:table-cell>
          <table:table-cell office:value-type="string" calcext:value-type="string">
            <text:p>meters per minute</text:p>
          </table:table-cell>
          <table:table-cell table:number-columns-repeated="1021"/>
        </table:table-row>
        <table:table-row table:style-name="ro1">
          <table:table-cell/>
          <table:table-cell table:formula="of:=[.B56]/60" office:value-type="float" office:value="5.88901882934565" calcext:value-type="float">
            <text:p>5.8890188293</text:p>
          </table:table-cell>
          <table:table-cell office:value-type="string" calcext:value-type="string">
            <text:p>meters per second</text:p>
          </table:table-cell>
          <table:table-cell table:number-columns-repeated="1021"/>
        </table:table-row>
        <table:table-row table:style-name="ro1">
          <table:table-cell/>
          <table:table-cell table:formula="of:=[.B57]/0.33048" office:value-type="float" office:value="17.8195921972454" calcext:value-type="float">
            <text:p>17.8195921972</text:p>
          </table:table-cell>
          <table:table-cell office:value-type="string" calcext:value-type="string">
            <text:p>ft per secon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://www.engineeringtoolbox.com/convective-heat-transfer-d_430.html" xlink:type="simple">http://www.engineeringtoolbox.com/convective-heat-transfer-d_430.htm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 transfer coe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ts / (meter squared * Kelvi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NAP back cover surface area</text:p>
          </table:table-cell>
          <table:table-cell table:formula="of:=1*8*10" office:value-type="float" office:value="80" calcext:value-type="float">
            <text:p>80</text:p>
          </table:table-cell>
          <table:table-cell office:value-type="string" calcext:value-type="string">
            <text:p>inches squared</text:p>
          </table:table-cell>
          <table:table-cell office:value-type="string" calcext:value-type="string">
            <text:p>ignoring heat path to top cover</text:p>
          </table:table-cell>
          <table:table-cell table:number-columns-repeated="1020"/>
        </table:table-row>
        <table:table-row table:style-name="ro1">
          <table:table-cell/>
          <table:table-cell table:formula="of:=([.B65]/POWER(12;2))*POWER(0.3048;2)" office:value-type="float" office:value="0.0516128" calcext:value-type="float">
            <text:p>0.0516128</text:p>
          </table:table-cell>
          <table:table-cell office:value-type="string" calcext:value-type="string">
            <text:p>meters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FPGA junction temperatu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junction to case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case to PCB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the Gap Pad 3.0 bottom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the bottom heat sink</text:p>
          </table:table-cell>
          <table:table-cell office:value-type="float" office:value="0.0495" calcext:value-type="float">
            <text:p>0.049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Heat sink to the bottom cover</text:p>
          </table:table-cell>
          <table:table-cell table:style-name="ce10" office:value-type="float" office:value="0.02" calcext:value-type="float">
            <text:p>0.02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junction to bottom cover</text:p>
          </table:table-cell>
          <table:table-cell table:formula="of:=SUM([.$A68:.$AMJ72])" office:value-type="float" office:value="1.8695" calcext:value-type="float">
            <text:p>1.869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PGA power as function of SNAP power 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allowed bottom cover temperature</text:p>
          </table:table-cell>
          <table:table-cell table:formula="of:=[.B67]-[.D11]*[.B75]*[.B73]" office:value-type="float" office:value="44.1056" calcext:value-type="float">
            <text:p>44.1056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m node air temperature</text:p>
          </table:table-cell>
          <table:table-cell table:formula="of:=[.B76]-([.D11]/(([.B63]*[.B66])))" office:value-type="float" office:value="28.605568999938" calcext:value-type="float">
            <text:p>28.6055689999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Temperature of node inlet year rou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Temperature margin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 in air temperature dut to PAM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Maximum node air temperature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a</meta:initial-creator>
    <meta:creation-date>2016-12-01T19:14:57</meta:creation-date>
    <dc:date>2017-06-29T12:41:17.208902165</dc:date>
    <meta:generator>LibreOffice/5.1.6.2$Linux_X86_64 LibreOffice_project/10m0$Build-2</meta:generator>
    <meta:editing-duration>PT7M37S</meta:editing-duration>
    <meta:editing-cycles>1</meta:editing-cycles>
    <meta:document-statistic meta:table-count="1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